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unito" svg:font-family="Nunito, sans-serif"/>
    <style:font-face style:name="OpenSymbol" svg:font-family="OpenSymbol" style:font-charset="x-symbol"/>
    <style:font-face style:name="Roboto Mono" svg:font-family="'Roboto Mono', monospace"/>
    <style:font-face style:name="SFMono-Regular" svg:font-family="SFMono-Regular, Menlo, Monaco, Consolas, 'Liberation Mono'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a2e2f" draw:opacity="100%"/>
      <style:paragraph-properties fo:margin-left="0in" fo:margin-right="0in" fo:margin-top="0in" fo:margin-bottom="0.1965in" style:contextual-spacing="false" fo:line-height="100%" fo:text-align="start" style:justify-single-word="false" fo:orphans="2" fo:widows="2" fo:text-indent="0in" style:auto-text-indent="false" fo:background-color="#2a2e2f"/>
      <style:text-properties fo:font-variant="normal" fo:text-transform="none" fo:color="#e5e3df" loext:opacity="100%" style:font-name="SFMono-Regular" fo:font-size="9pt" fo:letter-spacing="normal" fo:font-style="normal" fo:font-weight="normal" style:font-size-asian="9pt" style:font-size-complex="9pt"/>
    </style:style>
    <style:style style:name="P2" style:family="paragraph" style:parent-style-name="Preformatted_20_Text">
      <loext:graphic-properties draw:fill="solid" draw:fill-color="#2a2e2f" draw:opacity="100%"/>
      <style:paragraph-properties fo:margin-top="0in" fo:margin-bottom="0.1965in" style:contextual-spacing="false" fo:line-height="100%" fo:text-align="start" style:justify-single-word="false" fo:orphans="2" fo:widows="2" fo:background-color="#2a2e2f"/>
      <style:text-properties fo:font-variant="normal" fo:text-transform="none" fo:color="#e5e3df" loext:opacity="100%" style:font-name="SFMono-Regular" fo:font-size="9pt" fo:letter-spacing="normal" fo:font-style="normal" fo:font-weight="normal" style:font-size-asian="9pt" style:font-size-complex="9pt"/>
    </style:style>
    <style:style style:name="P3" style:family="paragraph" style:parent-style-name="Preformatted_20_Text">
      <loext:graphic-properties draw:fill="solid" draw:fill-color="#2a2e2f" draw:opacity="100%"/>
      <style:paragraph-properties fo:margin-top="0in" fo:margin-bottom="0.1965in" style:contextual-spacing="false" fo:line-height="100%" fo:text-align="start" style:justify-single-word="false" fo:orphans="2" fo:widows="2" fo:background-color="#2a2e2f"/>
      <style:text-properties fo:font-variant="normal" fo:text-transform="none" fo:color="#e5e3df" loext:opacity="100%" fo:font-size="9pt" fo:letter-spacing="normal" style:font-size-asian="9pt" style:font-size-complex="9pt"/>
    </style:style>
    <style:style style:name="P4" style:family="paragraph" style:parent-style-name="Preformatted_20_Text">
      <loext:graphic-properties draw:fill="solid" draw:fill-color="#2a2e2f" draw:opacity="100%"/>
      <style:paragraph-properties fo:margin-left="0in" fo:margin-right="0in" fo:margin-top="0in" fo:margin-bottom="0.1965in" style:contextual-spacing="false" fo:line-height="100%" fo:text-align="start" style:justify-single-word="false" fo:orphans="2" fo:widows="2" fo:text-indent="0in" style:auto-text-indent="false" fo:background-color="#2a2e2f"/>
      <style:text-properties fo:font-variant="normal" fo:text-transform="none" fo:color="#5ab9da" loext:opacity="100%" style:font-name="SFMono-Regular" fo:font-size="9pt" fo:letter-spacing="normal" fo:font-style="normal" fo:font-weight="normal" style:font-size-asian="9pt" style:font-size-complex="9pt"/>
    </style:style>
    <style:style style:name="P5" style:family="paragraph" style:parent-style-name="Preformatted_20_Text">
      <loext:graphic-properties draw:fill="solid" draw:fill-color="#2a2e2f" draw:opacity="100%"/>
      <style:paragraph-properties fo:margin-top="0in" fo:margin-bottom="0.1965in" style:contextual-spacing="false" fo:line-height="100%" fo:text-align="start" style:justify-single-word="false" fo:orphans="2" fo:widows="2" fo:background-color="#2a2e2f"/>
      <style:text-properties fo:font-variant="normal" fo:text-transform="none" fo:color="#5ab9da" loext:opacity="100%" style:font-name="SFMono-Regular" fo:font-size="9pt" fo:letter-spacing="normal" fo:font-style="normal" fo:font-weight="normal" style:font-size-asian="9pt" style:font-size-complex="9pt"/>
    </style:style>
    <style:style style:name="P6" style:family="paragraph" style:parent-style-name="Preformatted_20_Text">
      <loext:graphic-properties draw:fill="solid" draw:fill-color="#2a2e2f" draw:opacity="100%"/>
      <style:paragraph-properties fo:margin-left="0in" fo:margin-right="0in" fo:margin-top="0in" fo:margin-bottom="0.1965in" style:contextual-spacing="false" fo:line-height="100%" fo:text-align="start" style:justify-single-word="false" fo:orphans="2" fo:widows="2" fo:text-indent="0in" style:auto-text-indent="false" fo:background-color="#2a2e2f"/>
      <style:text-properties fo:font-variant="normal" fo:text-transform="none" fo:color="#aca59a" loext:opacity="100%" style:font-name="SFMono-Regular" fo:font-size="9pt" fo:letter-spacing="normal" fo:font-style="normal" fo:font-weight="normal" style:font-size-asian="9pt" style:font-size-complex="9pt"/>
    </style:style>
    <style:style style:name="P7" style:family="paragraph" style:parent-style-name="Preformatted_20_Text">
      <loext:graphic-properties draw:fill="solid" draw:fill-color="#2a2e2f" draw:opacity="100%"/>
      <style:paragraph-properties fo:margin-top="0in" fo:margin-bottom="0.1965in" style:contextual-spacing="false" fo:line-height="100%" fo:text-align="start" style:justify-single-word="false" fo:orphans="2" fo:widows="2" fo:background-color="#2a2e2f"/>
      <style:text-properties fo:font-variant="normal" fo:text-transform="none" fo:color="#aca59a" loext:opacity="100%" style:font-name="SFMono-Regular" fo:font-size="9pt" fo:letter-spacing="normal" fo:font-style="normal" fo:font-weight="normal" style:font-size-asian="9pt" style:font-size-complex="9pt"/>
    </style:style>
    <style:style style:name="P8" style:family="paragraph" style:parent-style-name="Preformatted_20_Text">
      <loext:graphic-properties draw:fill="solid" draw:fill-color="#2a2e2f" draw:opacity="100%"/>
      <style:paragraph-properties fo:margin-left="0in" fo:margin-right="0in" fo:margin-top="0in" fo:margin-bottom="0.1965in" style:contextual-spacing="false" fo:line-height="100%" fo:text-align="start" style:justify-single-word="false" fo:orphans="2" fo:widows="2" fo:text-indent="0in" style:auto-text-indent="false" fo:background-color="#2a2e2f"/>
      <style:text-properties fo:font-variant="normal" fo:text-transform="none" fo:color="#e8d05c" loext:opacity="100%" style:font-name="SFMono-Regular" fo:font-size="9pt" fo:letter-spacing="normal" fo:font-style="normal" fo:font-weight="normal" style:font-size-asian="9pt" style:font-size-complex="9pt"/>
    </style:style>
    <style:style style:name="P9" style:family="paragraph" style:parent-style-name="Quotations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-left="0.0193in" fo:padding-right="0in" fo:padding-top="0in" fo:padding-bottom="0in" fo:border-left="0.51pt solid #3a3e41" fo:border-right="none" fo:border-top="none" fo:border-bottom="none"/>
      <style:text-properties fo:font-variant="normal" fo:text-transform="none" style:use-window-font-color="true" loext:opacity="0%" style:font-name="Nunito" fo:font-size="9pt" fo:letter-spacing="normal" fo:font-style="normal" fo:font-weight="normal" style:font-size-asian="9pt" style:font-size-complex="9pt"/>
    </style:style>
    <style:style style:name="P10" style:family="paragraph" style:parent-style-name="Heading_20_2">
      <style:paragraph-properties fo:margin-left="0in" fo:margin-right="0in" fo:margin-top="0in" fo:margin-bottom="0.1965in" style:contextual-spacing="false" fo:line-height="100%" fo:text-align="start" style:justify-single-word="false" fo:orphans="2" fo:widows="2" fo:text-indent="0in" style:auto-text-indent="false"/>
      <style:text-properties fo:font-variant="normal" fo:text-transform="none" style:use-window-font-color="true" loext:opacity="0%" style:font-name="Roboto Mono" fo:font-size="9pt" fo:font-style="normal" fo:font-weight="normal" style:font-size-asian="9pt" style:font-size-complex="9pt"/>
    </style:style>
    <style:style style:name="P11" style:family="paragraph" style:parent-style-name="Quotations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-left="0.0193in" fo:padding-right="0in" fo:padding-top="0in" fo:padding-bottom="0in" fo:border-left="0.51pt solid #3a3e41" fo:border-right="none" fo:border-top="none" fo:border-bottom="none"/>
      <style:text-properties fo:font-variant="normal" fo:text-transform="none" fo:color="#000000" loext:opacity="100%" style:font-name="Nunito" fo:font-size="9pt" fo:letter-spacing="normal" fo:font-style="normal" fo:font-weight="normal" style:font-size-asian="9pt" style:font-size-complex="9pt"/>
    </style:style>
    <style:style style:name="P12" style:family="paragraph" style:parent-style-name="Quotations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fo:padding-left="0.0193in" fo:padding-right="0in" fo:padding-top="0in" fo:padding-bottom="0in" fo:border-left="0.51pt solid #3a3e41" fo:border-right="none" fo:border-top="none" fo:border-bottom="none"/>
      <style:text-properties fo:font-variant="normal" fo:text-transform="none" fo:color="#000000" loext:opacity="100%" style:font-name="Nunito" fo:font-size="9pt" fo:letter-spacing="normal" fo:font-style="normal" fo:font-weight="normal" style:font-size-asian="9pt" style:font-size-complex="9pt"/>
    </style:style>
    <style:style style:name="P13" style:family="paragraph" style:parent-style-name="Quotations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-left="0.0193in" fo:padding-right="0in" fo:padding-top="0in" fo:padding-bottom="0in" fo:border-left="0.51pt solid #3a3e41" fo:border-right="none" fo:border-top="none" fo:border-bottom="none"/>
      <style:text-properties fo:font-variant="normal" fo:text-transform="none" fo:color="#000000" loext:opacity="100%" style:font-name="Nunito" fo:font-size="9pt" fo:letter-spacing="normal" fo:font-style="normal" fo:font-weight="normal" officeooo:paragraph-rsid="00160bc0" style:font-size-asian="9pt" style:font-size-complex="9pt"/>
    </style:style>
    <style:style style:name="P14" style:family="paragraph" style:parent-style-name="Heading_20_1">
      <style:paragraph-properties fo:margin-left="0in" fo:margin-right="0in" fo:margin-top="0in" fo:margin-bottom="0.1965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Roboto Mono" fo:font-size="15pt" fo:font-style="normal" fo:font-weight="bold" officeooo:paragraph-rsid="001b7484" style:font-size-asian="15pt" style:font-weight-asian="bold" style:font-size-complex="15pt" style:font-weight-complex="bold"/>
    </style:style>
    <style:style style:name="P15" style:family="paragraph" style:parent-style-name="Heading_20_2">
      <style:paragraph-properties fo:margin-left="0in" fo:margin-right="0in" fo:margin-top="0in" fo:margin-bottom="0.1965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Roboto Mono" fo:font-size="10pt" fo:font-style="normal" fo:font-weight="bold" style:font-size-asian="10pt" style:font-weight-asian="bold" style:font-size-complex="10pt" style:font-weight-complex="bold"/>
    </style:style>
    <style:style style:name="P16" style:family="paragraph" style:parent-style-name="Heading_20_2">
      <style:paragraph-properties fo:margin-left="0in" fo:margin-right="0in" fo:margin-top="0in" fo:margin-bottom="0.1965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Roboto Mono" fo:font-size="10.5pt" fo:font-style="normal" fo:font-weight="bold" style:font-size-asian="10.5pt" style:font-weight-asian="bold" style:font-size-complex="10.5pt" style:font-weight-complex="bold"/>
    </style:style>
    <style:style style:name="P17" style:family="paragraph" style:parent-style-name="Text_20_body">
      <style:paragraph-properties fo:margin-left="0in" fo:margin-right="0in" fo:margin-top="0in" fo:margin-bottom="0.1965in" style:contextual-spacing="false" fo:line-height="100%" fo:text-align="start" style:justify-single-word="false" fo:orphans="2" fo:widows="2" fo:text-indent="0in" style:auto-text-indent="false"/>
      <style:text-properties fo:font-size="9pt" style:font-size-asian="9pt" style:font-size-complex="9pt"/>
    </style:style>
    <style:style style:name="P18" style:family="paragraph" style:parent-style-name="Preformatted_20_Text">
      <loext:graphic-properties draw:fill="solid" draw:fill-color="#2a2e2f" draw:opacity="100%"/>
      <style:paragraph-properties fo:margin-left="0in" fo:margin-right="0in" fo:margin-top="0in" fo:margin-bottom="0.1965in" style:contextual-spacing="false" fo:line-height="100%" fo:text-align="start" style:justify-single-word="false" fo:orphans="2" fo:widows="2" fo:text-indent="0in" style:auto-text-indent="false" fo:background-color="#2a2e2f"/>
      <style:text-properties fo:font-size="9pt" style:font-size-asian="9pt" style:font-size-complex="9pt"/>
    </style:style>
    <style:style style:name="P19" style:family="paragraph" style:parent-style-name="Preformatted_20_Text">
      <loext:graphic-properties draw:fill="solid" draw:fill-color="#2a2e2f" draw:opacity="100%"/>
      <style:paragraph-properties fo:margin-top="0in" fo:margin-bottom="0.1965in" style:contextual-spacing="false" fo:line-height="100%" fo:text-align="start" style:justify-single-word="false" fo:orphans="2" fo:widows="2" fo:background-color="#2a2e2f"/>
      <style:text-properties fo:font-size="9pt" style:font-size-asian="9pt" style:font-size-complex="9pt"/>
    </style:style>
    <style:style style:name="P20" style:family="paragraph" style:parent-style-name="Preformatted_20_Text">
      <loext:graphic-properties draw:fill="solid" draw:fill-color="#2a2e2f" draw:opacity="100%"/>
      <style:paragraph-properties fo:margin-top="0in" fo:margin-bottom="0.1965in" style:contextual-spacing="false" fo:line-height="100%" fo:background-color="#2a2e2f"/>
      <style:text-properties fo:font-size="9pt" style:font-size-asian="9pt" style:font-size-complex="9pt"/>
    </style:style>
    <style:style style:name="P21" style:family="paragraph" style:parent-style-name="Text_20_body">
      <style:paragraph-properties fo:margin-top="0in" fo:margin-bottom="0.1965in" style:contextual-spacing="false" fo:line-height="100%"/>
      <style:text-properties fo:font-size="9pt" style:font-size-asian="9pt" style:font-size-complex="9pt"/>
    </style:style>
    <style:style style:name="P22" style:family="paragraph" style:parent-style-name="Quotations">
      <style:paragraph-properties fo:margin-left="0in" fo:margin-right="0in" fo:margin-top="0in" fo:margin-bottom="0in" style:contextual-spacing="false" fo:line-height="100%" fo:text-indent="0in" style:auto-text-indent="false" fo:padding-left="0.0193in" fo:padding-right="0in" fo:padding-top="0in" fo:padding-bottom="0in" fo:border-left="0.51pt solid #3a3e41" fo:border-right="none" fo:border-top="none" fo:border-bottom="none"/>
      <style:text-properties fo:font-size="9pt" style:font-size-asian="9pt" style:font-size-complex="9pt"/>
    </style:style>
    <style:style style:name="P23" style:family="paragraph" style:parent-style-name="Text_20_body">
      <style:paragraph-properties fo:margin-left="0in" fo:margin-right="0in" fo:margin-top="0in" fo:margin-bottom="0.1965in" style:contextual-spacing="false" fo:line-height="100%" fo:text-align="start" style:justify-single-word="false" fo:orphans="2" fo:widows="2" fo:text-indent="0in" style:auto-text-indent="false"/>
      <style:text-properties fo:color="#000000" loext:opacity="100%" fo:font-size="9pt" style:font-size-asian="9pt" style:font-size-complex="9pt"/>
    </style:style>
    <style:style style:name="P24" style:family="paragraph" style:parent-style-name="Heading_20_2">
      <style:paragraph-properties fo:margin-left="0in" fo:margin-right="0in" fo:margin-top="0in" fo:margin-bottom="0.1965in" style:contextual-spacing="false" fo:line-height="100%" fo:text-align="start" style:justify-single-word="false" fo:orphans="2" fo:widows="2" fo:text-indent="0in" style:auto-text-indent="false"/>
      <style:text-properties fo:color="#000000" loext:opacity="100%" fo:font-size="9pt" style:font-size-asian="9pt" style:font-size-complex="9pt"/>
    </style:style>
    <style:style style:name="P25" style:family="paragraph" style:parent-style-name="Standard">
      <style:paragraph-properties fo:line-height="100%"/>
      <style:text-properties fo:color="#000000" loext:opacity="100%" fo:font-size="9pt" style:font-size-asian="9pt" style:font-size-complex="9pt"/>
    </style:style>
    <style:style style:name="P26" style:family="paragraph" style:parent-style-name="Text_20_body">
      <style:paragraph-properties fo:margin-top="0in" fo:margin-bottom="0.1965in" style:contextual-spacing="false" fo:line-height="100%"/>
    </style:style>
    <style:style style:name="P27" style:family="paragraph" style:parent-style-name="Preformatted_20_Text">
      <loext:graphic-properties draw:fill="solid" draw:fill-color="#2a2e2f" draw:opacity="100%"/>
      <style:paragraph-properties fo:margin-top="0in" fo:margin-bottom="0.1965in" style:contextual-spacing="false" fo:line-height="100%" fo:background-color="#2a2e2f"/>
      <style:text-properties style:font-name="SFMono-Regular" fo:font-size="9pt" style:font-size-asian="9pt" style:font-size-complex="9pt"/>
    </style:style>
    <style:style style:name="P28" style:family="paragraph" style:parent-style-name="Preformatted_20_Text">
      <loext:graphic-properties draw:fill="solid" draw:fill-color="#2a2e2f" draw:opacity="100%"/>
      <style:paragraph-properties fo:margin-top="0in" fo:margin-bottom="0.1965in" style:contextual-spacing="false" fo:line-height="100%" fo:background-color="#2a2e2f"/>
      <style:text-properties fo:color="#aca59a" loext:opacity="100%" style:font-name="SFMono-Regular" fo:font-size="9pt" style:font-size-asian="9pt" style:font-size-complex="9pt"/>
    </style:style>
    <style:style style:name="P29" style:family="paragraph" style:parent-style-name="Preformatted_20_Text">
      <loext:graphic-properties draw:fill="solid" draw:fill-color="#2a2e2f" draw:opacity="100%"/>
      <style:paragraph-properties fo:margin-top="0in" fo:margin-bottom="0.1965in" style:contextual-spacing="false" fo:line-height="100%" fo:background-color="#2a2e2f"/>
      <style:text-properties fo:color="#ef863b" loext:opacity="100%" style:font-name="SFMono-Regular" fo:font-size="9pt" style:font-size-asian="9pt" style:font-size-complex="9pt"/>
    </style:style>
    <style:style style:name="P30" style:family="paragraph" style:parent-style-name="Heading_20_1" style:list-style-name="L1">
      <style:paragraph-properties fo:margin-left="0in" fo:margin-right="0in" fo:margin-top="0in" fo:margin-bottom="0.1965in" style:contextual-spacing="false" fo:line-height="100%" fo:text-align="start" style:justify-single-word="false" fo:orphans="2" fo:widows="2" fo:text-indent="0in" style:auto-text-indent="false"/>
      <style:text-properties officeooo:paragraph-rsid="001b7484"/>
    </style:style>
    <style:style style:name="P31" style:family="paragraph" style:parent-style-name="Heading_20_1" style:list-style-name="L1">
      <style:paragraph-properties fo:margin-left="0in" fo:margin-right="0in" fo:margin-top="0in" fo:margin-bottom="0.1965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Nunito" fo:font-size="9pt" fo:letter-spacing="normal" fo:font-style="normal" fo:font-weight="normal" officeooo:paragraph-rsid="001b7484" style:font-size-asian="9pt" style:font-size-complex="9pt"/>
    </style:style>
    <style:style style:name="P32" style:family="paragraph" style:parent-style-name="Heading_20_2">
      <style:paragraph-properties fo:line-height="100%"/>
      <style:text-properties fo:color="#000000" loext:opacity="100%" style:font-name="Roboto Mono" fo:font-size="10.5pt" fo:font-weight="bold" style:font-size-asian="10.5pt" style:font-weight-asian="bold" style:font-size-complex="10.5pt" style:font-weight-complex="bold"/>
    </style:style>
    <style:style style:name="P33" style:family="paragraph" style:parent-style-name="Heading_20_2">
      <style:paragraph-properties fo:margin-top="0in" fo:margin-bottom="0.1965in" style:contextual-spacing="false" fo:line-height="100%"/>
      <style:text-properties fo:color="#000000" loext:opacity="100%" fo:font-size="10.5pt" fo:font-weight="bold" style:font-size-asian="10.5pt" style:font-weight-asian="bold" style:font-size-complex="10.5pt" style:font-weight-complex="bold"/>
    </style:style>
    <style:style style:name="P34" style:family="paragraph" style:parent-style-name="Heading_20_2">
      <style:paragraph-properties fo:margin-top="0in" fo:margin-bottom="0.1965in" style:contextual-spacing="false" fo:line-height="100%"/>
      <style:text-properties style:font-name="Roboto Mono" fo:font-size="11pt" fo:font-weight="bold" style:font-size-asian="11pt" style:font-weight-asian="bold" style:font-size-complex="11pt" style:font-weight-complex="bold"/>
    </style:style>
    <style:style style:name="P35" style:family="paragraph" style:parent-style-name="Heading_20_2">
      <style:paragraph-properties fo:margin-top="0in" fo:margin-bottom="0.1965in" style:contextual-spacing="false" fo:line-height="100%"/>
      <style:text-properties style:font-name="Roboto Mono" fo:font-size="10.5pt" fo:font-weight="bold" style:font-size-asian="10.5pt" style:font-weight-asian="bold" style:font-size-complex="10.5pt" style:font-weight-complex="bold"/>
    </style:style>
    <style:style style:name="P36" style:family="paragraph" style:parent-style-name="Preformatted_20_Text">
      <loext:graphic-properties draw:fill="solid" draw:fill-color="#2a2e2f" draw:opacity="100%"/>
      <style:paragraph-properties fo:margin-top="0in" fo:margin-bottom="0.1965in" style:contextual-spacing="false" fo:line-height="100%" fo:background-color="#2a2e2f"/>
      <style:text-properties fo:color="#aca59a" loext:opacity="100%" style:font-name="SFMono-Regular" fo:font-size="9pt" style:font-size-asian="9pt" style:font-size-complex="9pt"/>
    </style:style>
    <style:style style:name="P37" style:family="paragraph" style:parent-style-name="Preformatted_20_Text">
      <loext:graphic-properties draw:fill="solid" draw:fill-color="#2a2e2f" draw:opacity="100%"/>
      <style:paragraph-properties fo:margin-top="0in" fo:margin-bottom="0.1965in" style:contextual-spacing="false" fo:line-height="100%" fo:background-color="#2a2e2f"/>
      <style:text-properties style:font-name="SFMono-Regular" fo:font-size="9pt" style:font-size-asian="9pt" style:font-size-complex="9pt"/>
    </style:style>
    <style:style style:name="P38" style:family="paragraph" style:parent-style-name="Preformatted_20_Text">
      <loext:graphic-properties draw:fill="solid" draw:fill-color="#000000" draw:opacity="100%"/>
      <style:paragraph-properties fo:margin-left="0in" fo:margin-right="0in" fo:margin-top="0in" fo:margin-bottom="0.1965in" style:contextual-spacing="false" fo:line-height="100%" fo:text-align="start" style:justify-single-word="false" fo:orphans="2" fo:widows="2" fo:text-indent="0in" style:auto-text-indent="false" fo:background-color="#000000"/>
      <style:text-properties fo:color="#e8e6e3" loext:opacity="100%" fo:font-size="9pt" style:font-size-asian="9pt" style:font-size-complex="9pt"/>
    </style:style>
    <style:style style:name="P39" style:family="paragraph" style:parent-style-name="Preformatted_20_Text">
      <loext:graphic-properties draw:fill="solid" draw:fill-color="#000000" draw:opacity="100%"/>
      <style:paragraph-properties fo:margin-left="0in" fo:margin-right="0in" fo:margin-top="0in" fo:margin-bottom="0.1965in" style:contextual-spacing="false" fo:line-height="100%" fo:text-align="start" style:justify-single-word="false" fo:orphans="2" fo:widows="2" fo:text-indent="0in" style:auto-text-indent="false" fo:background-color="#000000"/>
      <style:text-properties fo:font-variant="normal" fo:text-transform="none" fo:color="#e8e6e3" loext:opacity="100%" style:font-name="SFMono-Regular" fo:font-size="9pt" fo:letter-spacing="normal" fo:font-style="normal" fo:font-weight="normal" style:font-size-asian="9pt" style:font-size-complex="9pt"/>
    </style:style>
    <style:style style:name="P40" style:family="paragraph" style:parent-style-name="Preformatted_20_Text">
      <loext:graphic-properties draw:fill="solid" draw:fill-color="#000000" draw:opacity="100%"/>
      <style:paragraph-properties fo:margin-top="0in" fo:margin-bottom="0.1965in" style:contextual-spacing="false" fo:line-height="100%" fo:text-align="start" style:justify-single-word="false" fo:orphans="2" fo:widows="2" fo:background-color="#000000"/>
      <style:text-properties fo:font-variant="normal" fo:text-transform="none" fo:color="#e8e6e3" loext:opacity="100%" style:font-name="SFMono-Regular" fo:font-size="9pt" fo:letter-spacing="normal" fo:font-style="normal" fo:font-weight="normal" style:font-size-asian="9pt" style:font-size-complex="9pt"/>
    </style:style>
    <style:style style:name="P41" style:family="paragraph" style:parent-style-name="Preformatted_20_Text">
      <loext:graphic-properties draw:fill="solid" draw:fill-color="#000000" draw:opacity="100%"/>
      <style:paragraph-properties fo:margin-top="0in" fo:margin-bottom="0.1965in" style:contextual-spacing="false" fo:line-height="100%" fo:text-align="start" style:justify-single-word="false" fo:orphans="2" fo:widows="2" fo:background-color="#000000"/>
      <style:text-properties fo:font-size="9pt" style:font-size-asian="9pt" style:font-size-complex="9pt"/>
    </style:style>
    <style:style style:name="P42" style:family="paragraph" style:parent-style-name="Preformatted_20_Text">
      <loext:graphic-properties draw:fill="solid" draw:fill-color="#000000" draw:opacity="100%"/>
      <style:paragraph-properties fo:margin-left="0in" fo:margin-right="0in" fo:margin-top="0in" fo:margin-bottom="0.1965in" style:contextual-spacing="false" fo:line-height="100%" fo:text-align="start" style:justify-single-word="false" fo:orphans="2" fo:widows="2" fo:text-indent="0in" style:auto-text-indent="false" fo:background-color="#000000"/>
      <style:text-properties fo:font-size="9pt" style:font-size-asian="9pt" style:font-size-complex="9pt"/>
    </style:style>
    <style:style style:name="P43" style:family="paragraph" style:parent-style-name="Quotations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-left="0.0193in" fo:padding-right="0in" fo:padding-top="0in" fo:padding-bottom="0in" fo:border-left="0.51pt solid #3a3e41" fo:border-right="none" fo:border-top="none" fo:border-bottom="none"/>
      <style:text-properties fo:font-variant="normal" fo:text-transform="none" fo:color="#e8e6e3" loext:opacity="100%" style:font-name="Nunito" fo:font-size="9pt" fo:letter-spacing="normal" fo:font-style="normal" fo:font-weight="normal" style:font-size-asian="9pt" style:font-size-complex="9pt"/>
    </style:style>
    <style:style style:name="P44" style:family="paragraph" style:parent-style-name="Quotations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-left="0.0193in" fo:padding-right="0in" fo:padding-top="0in" fo:padding-bottom="0in" fo:border-left="0.51pt solid #3a3e41" fo:border-right="none" fo:border-top="none" fo:border-bottom="none"/>
      <style:text-properties fo:font-variant="normal" fo:text-transform="none" fo:color="#000000" loext:opacity="100%" style:font-name="Nunito" fo:font-size="9pt" fo:letter-spacing="normal" fo:font-style="normal" fo:font-weight="normal" style:font-size-asian="9pt" style:font-size-complex="9pt"/>
    </style:style>
    <style:style style:name="P45" style:family="paragraph" style:parent-style-name="Text_20_body" style:list-style-name="L2">
      <style:paragraph-properties fo:margin-top="0in" fo:margin-bottom="0.1965in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Nunito" fo:font-size="9pt" fo:letter-spacing="normal" fo:font-style="normal" fo:font-weight="normal" style:font-size-asian="9pt" style:font-size-complex="9pt"/>
    </style:style>
    <style:style style:name="P46" style:family="paragraph" style:parent-style-name="Text_20_body" style:list-style-name="L3">
      <style:paragraph-properties fo:margin-top="0in" fo:margin-bottom="0.1965in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Nunito" fo:font-size="9pt" fo:letter-spacing="normal" fo:font-style="normal" fo:font-weight="normal" style:font-size-asian="9pt" style:font-size-complex="9pt"/>
    </style:style>
    <style:style style:name="P47" style:family="paragraph" style:parent-style-name="Text_20_body" style:list-style-name="L4">
      <style:paragraph-properties fo:margin-top="0in" fo:margin-bottom="0.1965in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Nunito" fo:font-size="9pt" fo:letter-spacing="normal" fo:font-style="normal" fo:font-weight="normal" style:font-size-asian="9pt" style:font-size-complex="9pt"/>
    </style:style>
    <style:style style:name="P48" style:family="paragraph" style:parent-style-name="Text_20_body" style:list-style-name="L9">
      <style:paragraph-properties fo:margin-top="0in" fo:margin-bottom="0.1965in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Nunito" fo:font-size="9pt" fo:letter-spacing="normal" fo:font-style="normal" fo:font-weight="normal" style:font-size-asian="9pt" style:font-size-complex="9pt"/>
    </style:style>
    <style:style style:name="P49" style:family="paragraph" style:parent-style-name="Text_20_body" style:list-style-name="L10">
      <style:paragraph-properties fo:margin-top="0in" fo:margin-bottom="0.1965in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Nunito" fo:font-size="9pt" fo:letter-spacing="normal" fo:font-style="normal" fo:font-weight="normal" style:font-size-asian="9pt" style:font-size-complex="9pt"/>
    </style:style>
    <style:style style:name="P50" style:family="paragraph" style:parent-style-name="Text_20_body" style:list-style-name="L11">
      <style:paragraph-properties fo:margin-top="0in" fo:margin-bottom="0.1965in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Nunito" fo:font-size="9pt" fo:letter-spacing="normal" fo:font-style="normal" fo:font-weight="normal" style:font-size-asian="9pt" style:font-size-complex="9pt"/>
    </style:style>
    <style:style style:name="P51" style:family="paragraph" style:parent-style-name="Text_20_body" style:list-style-name="L13">
      <style:paragraph-properties fo:margin-top="0in" fo:margin-bottom="0.1965in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Nunito" fo:font-size="9pt" fo:letter-spacing="normal" fo:font-style="normal" fo:font-weight="normal" style:font-size-asian="9pt" style:font-size-complex="9pt"/>
    </style:style>
    <style:style style:name="P52" style:family="paragraph" style:parent-style-name="Text_20_body" style:list-style-name="L5">
      <style:paragraph-properties fo:margin-top="0in" fo:margin-bottom="0.1965in" style:contextual-spacing="false" fo:line-height="100%" fo:text-align="start" style:justify-single-word="false" fo:orphans="2" fo:widows="2"/>
    </style:style>
    <style:style style:name="P53" style:family="paragraph" style:parent-style-name="Text_20_body" style:list-style-name="L6">
      <style:paragraph-properties fo:margin-top="0in" fo:margin-bottom="0.1965in" style:contextual-spacing="false" fo:line-height="100%" fo:text-align="start" style:justify-single-word="false" fo:orphans="2" fo:widows="2"/>
    </style:style>
    <style:style style:name="P54" style:family="paragraph" style:parent-style-name="Text_20_body" style:list-style-name="L7">
      <style:paragraph-properties fo:margin-top="0in" fo:margin-bottom="0.1965in" style:contextual-spacing="false" fo:line-height="100%" fo:text-align="start" style:justify-single-word="false" fo:orphans="2" fo:widows="2"/>
    </style:style>
    <style:style style:name="P55" style:family="paragraph" style:parent-style-name="Text_20_body" style:list-style-name="L8">
      <style:paragraph-properties fo:margin-top="0in" fo:margin-bottom="0.1965in" style:contextual-spacing="false" fo:line-height="100%" fo:text-align="start" style:justify-single-word="false" fo:orphans="2" fo:widows="2"/>
    </style:style>
    <style:style style:name="P56" style:family="paragraph" style:parent-style-name="Text_20_body" style:list-style-name="L12">
      <style:paragraph-properties fo:margin-top="0in" fo:margin-bottom="0.1965in" style:contextual-spacing="false" fo:line-height="100%" fo:text-align="start" style:justify-single-word="false" fo:orphans="2" fo:widows="2"/>
    </style:style>
    <style:style style:name="P57" style:family="paragraph" style:parent-style-name="Text_20_body" style:list-style-name="L16">
      <style:paragraph-properties fo:margin-top="0in" fo:margin-bottom="0.1965in" style:contextual-spacing="false" fo:line-height="100%"/>
    </style:style>
    <style:style style:name="P58" style:family="paragraph" style:parent-style-name="Text_20_body" style:list-style-name="L17">
      <style:paragraph-properties fo:margin-top="0in" fo:margin-bottom="0.1965in" style:contextual-spacing="false" fo:line-height="100%"/>
    </style:style>
    <style:style style:name="P59" style:family="paragraph" style:parent-style-name="Text_20_body" style:list-style-name="L19">
      <style:paragraph-properties fo:margin-top="0in" fo:margin-bottom="0.1965in" style:contextual-spacing="false" fo:line-height="100%"/>
    </style:style>
    <style:style style:name="P60" style:family="paragraph" style:parent-style-name="Text_20_body" style:list-style-name="L20">
      <style:paragraph-properties fo:margin-top="0in" fo:margin-bottom="0.1965in" style:contextual-spacing="false" fo:line-height="100%"/>
    </style:style>
    <style:style style:name="P61" style:family="paragraph" style:parent-style-name="Text_20_body" style:list-style-name="L22">
      <style:paragraph-properties fo:margin-top="0in" fo:margin-bottom="0.1965in" style:contextual-spacing="false" fo:line-height="100%"/>
    </style:style>
    <style:style style:name="P62" style:family="paragraph" style:parent-style-name="Text_20_body" style:list-style-name="L23">
      <style:paragraph-properties fo:margin-top="0in" fo:margin-bottom="0.1965in" style:contextual-spacing="false" fo:line-height="100%"/>
    </style:style>
    <style:style style:name="P63" style:family="paragraph" style:parent-style-name="Text_20_body" style:list-style-name="L24">
      <style:paragraph-properties fo:margin-top="0in" fo:margin-bottom="0.1965in" style:contextual-spacing="false" fo:line-height="100%"/>
    </style:style>
    <style:style style:name="P64" style:family="paragraph" style:parent-style-name="Text_20_body" style:list-style-name="L28">
      <style:paragraph-properties fo:margin-top="0in" fo:margin-bottom="0.1965in" style:contextual-spacing="false" fo:line-height="100%"/>
    </style:style>
    <style:style style:name="P65" style:family="paragraph" style:parent-style-name="Text_20_body" style:list-style-name="L31">
      <style:paragraph-properties fo:margin-top="0in" fo:margin-bottom="0.1965in" style:contextual-spacing="false" fo:line-height="100%"/>
    </style:style>
    <style:style style:name="P66" style:family="paragraph" style:parent-style-name="Text_20_body">
      <style:paragraph-properties fo:margin-top="0in" fo:margin-bottom="0.1965in" style:contextual-spacing="false" fo:line-height="100%"/>
    </style:style>
    <style:style style:name="P67" style:family="paragraph" style:parent-style-name="Text_20_body" style:list-style-name="L14">
      <style:paragraph-properties fo:margin-top="0in" fo:margin-bottom="0.1965in" style:contextual-spacing="false" fo:line-height="100%"/>
      <style:text-properties fo:font-size="9pt" style:font-size-asian="9pt" style:font-size-complex="9pt"/>
    </style:style>
    <style:style style:name="P68" style:family="paragraph" style:parent-style-name="Text_20_body" style:list-style-name="L15">
      <style:paragraph-properties fo:margin-top="0in" fo:margin-bottom="0.1965in" style:contextual-spacing="false" fo:line-height="100%"/>
      <style:text-properties fo:font-size="9pt" style:font-size-asian="9pt" style:font-size-complex="9pt"/>
    </style:style>
    <style:style style:name="P69" style:family="paragraph" style:parent-style-name="Text_20_body" style:list-style-name="L18">
      <style:paragraph-properties fo:margin-top="0in" fo:margin-bottom="0.1965in" style:contextual-spacing="false" fo:line-height="100%"/>
      <style:text-properties fo:font-size="9pt" style:font-size-asian="9pt" style:font-size-complex="9pt"/>
    </style:style>
    <style:style style:name="P70" style:family="paragraph" style:parent-style-name="Text_20_body" style:list-style-name="L21">
      <style:paragraph-properties fo:margin-top="0in" fo:margin-bottom="0.1965in" style:contextual-spacing="false" fo:line-height="100%"/>
      <style:text-properties fo:font-size="9pt" style:font-size-asian="9pt" style:font-size-complex="9pt"/>
    </style:style>
    <style:style style:name="P71" style:family="paragraph" style:parent-style-name="Text_20_body" style:list-style-name="L25">
      <style:paragraph-properties fo:margin-top="0in" fo:margin-bottom="0.1965in" style:contextual-spacing="false" fo:line-height="100%"/>
      <style:text-properties fo:font-size="9pt" style:font-size-asian="9pt" style:font-size-complex="9pt"/>
    </style:style>
    <style:style style:name="P72" style:family="paragraph" style:parent-style-name="Text_20_body" style:list-style-name="L26">
      <style:paragraph-properties fo:margin-top="0in" fo:margin-bottom="0.1965in" style:contextual-spacing="false" fo:line-height="100%"/>
      <style:text-properties fo:font-size="9pt" style:font-size-asian="9pt" style:font-size-complex="9pt"/>
    </style:style>
    <style:style style:name="P73" style:family="paragraph" style:parent-style-name="Text_20_body" style:list-style-name="L27">
      <style:paragraph-properties fo:margin-top="0in" fo:margin-bottom="0.1965in" style:contextual-spacing="false" fo:line-height="100%"/>
      <style:text-properties fo:font-size="9pt" style:font-size-asian="9pt" style:font-size-complex="9pt"/>
    </style:style>
    <style:style style:name="P74" style:family="paragraph" style:parent-style-name="Text_20_body" style:list-style-name="L29">
      <style:paragraph-properties fo:margin-top="0in" fo:margin-bottom="0.1965in" style:contextual-spacing="false" fo:line-height="100%"/>
      <style:text-properties fo:font-size="9pt" style:font-size-asian="9pt" style:font-size-complex="9pt"/>
    </style:style>
    <style:style style:name="P75" style:family="paragraph" style:parent-style-name="Text_20_body" style:list-style-name="L30">
      <style:paragraph-properties fo:margin-top="0in" fo:margin-bottom="0.1965in" style:contextual-spacing="false" fo:line-height="100%"/>
      <style:text-properties fo:font-size="9pt" style:font-size-asian="9pt" style:font-size-complex="9pt"/>
    </style:style>
    <style:style style:name="P76" style:family="paragraph" style:parent-style-name="Text_20_body" style:list-style-name="L32">
      <style:paragraph-properties fo:margin-top="0in" fo:margin-bottom="0.1965in" style:contextual-spacing="false" fo:line-height="100%"/>
      <style:text-properties fo:font-size="9pt" style:font-size-asian="9pt" style:font-size-complex="9pt"/>
    </style:style>
    <style:style style:name="P77" style:family="paragraph" style:parent-style-name="Text_20_body">
      <style:paragraph-properties fo:margin-left="0in" fo:margin-right="0in" fo:margin-top="0in" fo:margin-bottom="0.1965in" style:contextual-spacing="false" fo:line-height="100%" fo:text-align="start" style:justify-single-word="false" fo:orphans="2" fo:widows="2" fo:text-indent="0in" style:auto-text-indent="false"/>
      <style:text-properties fo:font-size="9pt" style:font-size-asian="9pt" style:font-size-complex="9pt"/>
    </style:style>
    <style:style style:name="P78" style:family="paragraph" style:parent-style-name="Text_20_body">
      <style:paragraph-properties fo:margin-top="0in" fo:margin-bottom="0.1965in" style:contextual-spacing="false" fo:line-height="100%"/>
      <style:text-properties fo:color="#000000" loext:opacity="100%" fo:font-size="9pt" style:font-size-asian="9pt" style:font-size-complex="9pt"/>
    </style:style>
    <style:style style:name="T1" style:family="text">
      <style:text-properties style:font-name="SFMono-Regular"/>
    </style:style>
    <style:style style:name="T2" style:family="text">
      <style:text-properties style:font-name="SFMono-Regular" fo:font-style="normal" fo:font-weight="normal"/>
    </style:style>
    <style:style style:name="T3" style:family="text">
      <style:text-properties fo:font-variant="normal" fo:text-transform="none" fo:color="#e5e3df" loext:opacity="100%" style:font-name="SFMono-Regular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Nunito" fo:font-size="9pt" fo:letter-spacing="normal" fo:font-style="normal" fo:font-weight="normal" style:font-size-asian="9pt" style:font-size-complex="9pt"/>
    </style:style>
    <style:style style:name="T5" style:family="text">
      <style:text-properties fo:font-variant="normal" fo:text-transform="none" fo:color="#000000" loext:opacity="100%" style:font-name="SFMono-Regular" fo:font-size="9pt" fo:letter-spacing="normal" fo:font-style="normal" fo:font-weight="normal" style:font-size-asian="9pt" style:font-size-complex="9pt"/>
    </style:style>
    <style:style style:name="T6" style:family="text">
      <style:text-properties fo:font-variant="normal" fo:text-transform="none" fo:color="#ef863b" loext:opacity="100%" style:font-name="SFMono-Regular" fo:letter-spacing="normal" fo:font-style="normal" fo:font-weight="normal"/>
    </style:style>
    <style:style style:name="T7" style:family="text">
      <style:text-properties fo:font-variant="normal" fo:text-transform="none" fo:color="#5ab9da" loext:opacity="100%" style:font-name="SFMono-Regular" fo:letter-spacing="normal" fo:font-style="normal" fo:font-weight="normal"/>
    </style:style>
    <style:style style:name="T8" style:family="text">
      <style:text-properties fo:font-variant="normal" fo:text-transform="none" fo:color="#e8d05c" loext:opacity="100%" style:font-name="SFMono-Regular" fo:letter-spacing="normal" fo:font-style="normal" fo:font-weight="normal"/>
    </style:style>
    <style:style style:name="T9" style:family="text">
      <style:text-properties fo:font-variant="normal" fo:text-transform="none" fo:color="#ba6cac" loext:opacity="100%" style:font-name="SFMono-Regular" fo:letter-spacing="normal" fo:font-style="normal" fo:font-weight="normal"/>
    </style:style>
    <style:style style:name="T10" style:family="text">
      <style:text-properties fo:font-variant="normal" fo:text-transform="none" style:font-name="Roboto Mono" fo:font-style="normal"/>
    </style:style>
    <style:style style:name="T11" style:family="text">
      <style:text-properties fo:font-variant="normal" fo:text-transform="none" style:font-name="Roboto Mono" fo:font-style="normal" fo:font-weight="normal"/>
    </style:style>
    <style:style style:name="T12" style:family="text">
      <style:text-properties fo:font-variant="normal" fo:text-transform="none" fo:color="#e8e6e3" loext:opacity="100%" style:font-name="SFMono-Regular" fo:letter-spacing="normal" fo:font-style="normal" fo:font-weight="normal"/>
    </style:style>
    <style:style style:name="T13" style:family="text">
      <style:text-properties fo:font-variant="normal" fo:text-transform="none" fo:color="#e8e6e3" loext:opacity="100%" fo:letter-spacing="normal" style:font-name-complex="SFMono-Regular" style:font-style-complex="normal" style:font-weight-complex="normal"/>
    </style:style>
    <style:style style:name="T14" style:family="text">
      <style:text-properties fo:font-variant="normal" fo:text-transform="none" fo:color="#81c070" loext:opacity="100%" style:font-name="SFMono-Regular" fo:letter-spacing="normal" fo:font-style="normal" fo:font-weight="normal"/>
    </style:style>
    <style:style style:name="T15" style:family="text">
      <style:text-properties fo:font-variant="normal" fo:text-transform="none" style:font-name="SFMono-Regular" fo:letter-spacing="normal" fo:font-style="normal" fo:font-weight="normal"/>
    </style:style>
    <style:style style:name="T16" style:family="text">
      <style:text-properties fo:color="#5ab9da" loext:opacity="100%"/>
    </style:style>
    <style:style style:name="T17" style:family="text">
      <style:text-properties fo:color="#5ab9da" loext:opacity="100%" style:font-name="SFMono-Regular"/>
    </style:style>
    <style:style style:name="T18" style:family="text">
      <style:text-properties fo:color="#5ab9da" loext:opacity="100%" style:font-name="SFMono-Regular" fo:font-style="normal" fo:font-weight="normal"/>
    </style:style>
    <style:style style:name="T19" style:family="text">
      <style:text-properties fo:color="#ba6cac" loext:opacity="100%"/>
    </style:style>
    <style:style style:name="T20" style:family="text">
      <style:text-properties fo:color="#ba6cac" loext:opacity="100%" style:font-name="SFMono-Regular"/>
    </style:style>
    <style:style style:name="T21" style:family="text">
      <style:text-properties fo:color="#ba6cac" loext:opacity="100%" style:font-name="SFMono-Regular" fo:font-style="normal" fo:font-weight="normal"/>
    </style:style>
    <style:style style:name="T22" style:family="text">
      <style:text-properties fo:color="#e8d05c" loext:opacity="100%"/>
    </style:style>
    <style:style style:name="T23" style:family="text">
      <style:text-properties fo:color="#e8d05c" loext:opacity="100%" style:font-name="SFMono-Regular"/>
    </style:style>
    <style:style style:name="T24" style:family="text">
      <style:text-properties fo:color="#e8d05c" loext:opacity="100%" style:font-name="SFMono-Regular" fo:font-style="normal" fo:font-weight="normal"/>
    </style:style>
    <style:style style:name="T25" style:family="text">
      <style:text-properties fo:color="#aca59a" loext:opacity="100%" style:font-name="SFMono-Regular" fo:font-style="normal" fo:font-weight="normal"/>
    </style:style>
    <style:style style:name="T26" style:family="text">
      <style:text-properties fo:color="#81c070" loext:opacity="100%"/>
    </style:style>
    <style:style style:name="T27" style:family="text">
      <style:text-properties fo:color="#ef863b" loext:opacity="100%"/>
    </style:style>
    <style:style style:name="T28" style:family="text">
      <style:text-properties fo:color="#e94a93" loext:opacity="100%" style:font-name="SFMono-Regular" fo:font-size="9pt" style:font-size-asian="9pt" style:font-size-complex="9pt"/>
    </style:style>
    <style:style style:name="T29" style:family="text">
      <style:text-properties fo:font-size="9pt" style:font-size-asian="9pt" style:font-size-complex="9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in" fo:text-indent="0.05in" fo:margin-left="0.2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String</text:h>
      <text:list text:style-name="L1">
        <text:list-item>
          <text:h text:style-name="P30" text:outline-level="1"><text:span text:style-name="T4">Şimdiye kadar sadece sayılar ile uğraştık. Bu notebook'ta yeni bir veri tipine, </text:span><text:span text:style-name="Source_20_Text"><text:span text:style-name="T5">String</text:span></text:span><text:span text:style-name="T4">'lere bakalım</text:span></text:h>
        </text:list-item>
        <text:list-item>
          <text:h text:style-name="P31" text:outline-level="1">Stringler karakterlerden oluşan bir dizidir aslında. Stringlerin elemanları karakterlerdir.</text:h>
        </text:list-item>
        <text:list-item>
          <text:h text:style-name="P31" text:outline-level="1">Karakterler: (a,b,c,d...) gibi harfler, (*, ?, =, &lt;, &gt;, /...) gibi özel karakterler, (1,2,3...) gibi yazı biçiminde sayılar, boşluk(space) karakter olarak adlandırılabilir.</text:h>
        </text:list-item>
        <text:list-item>
          <text:h text:style-name="P30" text:outline-level="1"><text:span text:style-name="T4">String'ler </text:span><text:span text:style-name="Source_20_Text"><text:span text:style-name="T5">Karakter</text:span></text:span><text:span text:style-name="T4">lerden veya bunların kombinasyonlarından oluşabilirler.</text:span></text:h>
        </text:list-item>
        <text:list-item>
          <text:h text:style-name="P30" text:outline-level="1"><text:span text:style-name="T4">Bir şeyin </text:span><text:span text:style-name="Source_20_Text"><text:span text:style-name="T5">String </text:span></text:span><text:span text:style-name="T4">olduğunu belirtmek için yazacaklarımızı ikili tırnak ("örnek") veya tekli tırnak ('örnek') içine yazarız.</text:span></text:h>
        </text:list-item>
        <text:list-item>
          <text:h text:style-name="P31" text:outline-level="1">Tırnak işaretlerinin yaptığı şey aslında: Bu tırnak işaretlerinin içinde verdiğim diziye karakterler dizisi olarak davran, öyle algıla demek.</text:h>
        </text:list-item>
        <text:list-item>
          <text:h text:style-name="P31" text:outline-level="1">İkili tırnak içine de yazsak, tekli tırnak içine de yazsak aynı şekilde algılanır. Önemli olan hangisiyle başladıysak onunla bitirmek.</text:h>
        </text:list-item>
        <text:list-item>
          <text:h text:style-name="P30" text:outline-level="1"><text:span text:style-name="T4">Scalar ve Non-scalar objelerden bahsetmiştik. Non-scalar veri tiplerinin daha alt parçalara bölünebilen, elemanlar içeren yapılar olduğunu konuşmuştuk. </text:span><text:span text:style-name="Source_20_Text"><text:span text:style-name="T5">String </text:span></text:span><text:span text:style-name="T4">non-scalar bir veri tipi. İçsel yapı olarak karakterlerden oluşuyor.</text:span></text:h>
        </text:list-item>
        <text:list-item>
          <text:h text:style-name="P30" text:outline-level="1"><text:span text:style-name="T4">Stringler </text:span><text:span text:style-name="Source_20_Text"><text:span text:style-name="T5">immutable </text:span></text:span><text:span text:style-name="T4">veri tipidir.</text:span></text:h>
        </text:list-item>
        <text:list-item>
          <text:h text:style-name="P31" text:outline-level="1">Immutable: Elemanlarının değerleri değiştirilemez.</text:h>
        </text:list-item>
      </text:list>
      <text:p text:style-name="P1">5</text:p>
      <text:p text:style-name="P11">5</text:p>
      <text:p text:style-name="P4">"5"</text:p>
      <text:p text:style-name="P11">'5'</text:p>
      <text:p text:style-name="P6">"a"</text:p>
      <text:p text:style-name="P11">'a'</text:p>
      <text:p text:style-name="P1"><text:span text:style-name="T16">'a</text:span>'</text:p>
      <text:p text:style-name="P11">'a'</text:p>
      <text:p text:style-name="P1"># Hangisiyle <text:span text:style-name="T19">ba</text:span>ş<text:span text:style-name="T19">lad</text:span>ıysak onunla bitirmeliyiz</text:p>
      <text:p text:style-name="P7">"a'</text:p>
      <text:p text:style-name="P3"><text:s text:c="2"/><text:span text:style-name="T2">File </text:span><text:span text:style-name="T18">"&lt;ipython-input-6-d24a784f7087&gt;"</text:span><text:span text:style-name="T2">, </text:span><text:span text:style-name="T24">line</text:span><text:span text:style-name="T2"> </text:span><text:span text:style-name="T24">2</text:span><text:span text:style-name="T25">"a'</text:span></text:p>
      <text:p text:style-name="P3"><text:s text:c="7"/><text:span text:style-name="T2">^</text:span></text:p>
      <text:p text:style-name="P2">SyntaxError: EOL <text:span text:style-name="T19">while</text:span> scanning <text:span text:style-name="T22">string</text:span> literal</text:p>
      <text:p text:style-name="P5">"5"</text:p>
      <text:p text:style-name="P11">'5'</text:p>
      <text:p text:style-name="P8"># Burada +'ya operatör olarak davranılmıyor, yazı olarak davranılıyor.</text:p>
      <text:p text:style-name="P5">"5 + 10"</text:p>
      <text:p text:style-name="P11"><text:soft-page-break/>'5 + 10'</text:p>
      <text:p text:style-name="P1"><text:span text:style-name="T19">type</text:span>('<text:span text:style-name="T22">Hmm</text:span> o zaman x=5 diyebilir miyiz?')</text:p>
      <text:p text:style-name="P11">str</text:p>
      <text:p text:style-name="P1"><text:span text:style-name="T26">type</text:span><text:span text:style-name="T22">(</text:span><text:span text:style-name="T16">"5"</text:span><text:span text:style-name="T22">)</text:span></text:p>
      <text:p text:style-name="P11">str</text:p>
      <text:p text:style-name="P1"><text:span text:style-name="T26">type</text:span><text:span text:style-name="T22">(</text:span><text:span text:style-name="T16">"5 + 10"</text:span><text:span text:style-name="T22">)</text:span></text:p>
      <text:p text:style-name="P13">str</text:p>
      <text:p text:style-name="P23"/>
      <text:list text:style-name="L2">
        <text:list-item>
          <text:p text:style-name="P45"><text:s/>Hangisiyle başladıysak onunla bitireceğimiz için kesme işareti ve alıntı yapmada hangisiyle başladığımız önemli olabilir (bu ayrımı nasıl yapacağım, buna göre mi tasarlayacağım diyenler için iyi haber - escape character kısmını işleyince daha iyi bir yolunu göreceğiz)</text:p>
        </text:list-item>
      </text:list>
      <text:p text:style-name="P23"/>
      <text:p text:style-name="P4">"Bugün Kadıköy'e gidiyorum"</text:p>
      <text:p text:style-name="P11">"Bugün Kadıköy'e gidiyorum"</text:p>
      <text:p text:style-name="P1"><text:span text:style-name="T16">'Bug</text:span>ün <text:span text:style-name="T22">Kad</text:span>ıköy'e gidiyorum'</text:p>
      <text:p text:style-name="P3"><text:s text:c="2"/><text:span text:style-name="T24">File</text:span><text:span text:style-name="T2"> </text:span><text:span text:style-name="T18">"&lt;ipython-input-23-d2bbd68a7bc7&gt;"</text:span><text:span text:style-name="T2">, line </text:span><text:span text:style-name="T24">1</text:span><text:span text:style-name="T18">'Bug</text:span><text:span text:style-name="T2">ün </text:span><text:span text:style-name="T24">Kad</text:span><text:span text:style-name="T2">ıköy'e gidiyorum'</text:span></text:p>
      <text:p text:style-name="P3"><text:s text:c="19"/><text:span text:style-name="T2">^</text:span></text:p>
      <text:p text:style-name="P19"><text:span text:style-name="T8">SyntaxError</text:span><text:span text:style-name="T3">: invalid syntax</text:span></text:p>
      <text:p text:style-name="P17"/>
      <text:p text:style-name="P1"><text:span text:style-name="T16">"Bana "</text:span>Bugün Kadıköy<text:span text:style-name="T16">'e</text:span> gidiyorum<text:span text:style-name="T16">" dedi"</text:span><text:span text:style-name="T19">File</text:span> <text:span text:style-name="T16">"&lt;ipython-input-25-c48935b23f4f&gt;"</text:span>, <text:span text:style-name="T22">line</text:span> <text:span text:style-name="T22">1</text:span><text:span text:style-name="T16">"Bana "</text:span>Bugün Kadıköy<text:span text:style-name="T16">'e</text:span> gidiyorum<text:span text:style-name="T16">" dedi"</text:span></text:p>
      <text:p text:style-name="P3"><text:s text:c="15"/><text:span text:style-name="T2">^</text:span></text:p>
      <text:p text:style-name="P2">SyntaxError: invalid syntax</text:p>
      <text:p text:style-name="P17"/>
      <text:p text:style-name="P1"><text:span text:style-name="T16">'Bana</text:span> <text:span text:style-name="T16">"Bugün Kadıköy'e gidiyorum"</text:span> dedi'</text:p>
      <text:p text:style-name="P3"><text:s text:c="2"/><text:span text:style-name="T24">File</text:span><text:span text:style-name="T2"> </text:span><text:span text:style-name="T18">"&lt;ipython-input-26-fa5558f0396a&gt;"</text:span><text:span text:style-name="T2">, line </text:span><text:span text:style-name="T24">1</text:span><text:span text:style-name="T18">'Bana</text:span><text:span text:style-name="T2"> </text:span><text:span text:style-name="T18">"Bugün Kadıköy'e gidiyorum"</text:span><text:span text:style-name="T2"> dedi'</text:span></text:p>
      <text:p text:style-name="P3"><text:s text:c="25"/><text:span text:style-name="T2">^</text:span></text:p>
      <text:p text:style-name="P2"><text:span text:style-name="T22">SyntaxError</text:span>: invalid syntax</text:p>
      <text:h text:style-name="P10" text:outline-level="2">Escape Sequence</text:h>
      <text:p text:style-name="P4">"Bana \"Bugün ne yapıyorsun\" dedi"</text:p>
      <text:p text:style-name="P9">'Bana "Bugün ne yapıyorsun" dedi'</text:p>
      <text:p text:style-name="P9"/>
      <text:p text:style-name="P1"><text:span text:style-name="T16">'Bug</text:span>ün <text:span text:style-name="T22">Kad</text:span>ıköy\<text:span text:style-name="T16">'e</text:span> gidiyorum'</text:p>
      <text:p text:style-name="P11"><text:soft-page-break/>"Bugün Kadıköy'e gidiyorum"</text:p>
      <text:p text:style-name="P11"/>
      <text:p text:style-name="P1"><text:span text:style-name="T26">print</text:span><text:span text:style-name="T22">(</text:span><text:span text:style-name="T16">"hey\nnasılsın"</text:span><text:span text:style-name="T22">)</text:span></text:p>
      <text:p text:style-name="P11">hey</text:p>
      <text:p text:style-name="P12">nasılsın</text:p>
      <text:p text:style-name="P11"/>
      <text:p text:style-name="P1"><text:span text:style-name="T26">print</text:span><text:span text:style-name="T22">(</text:span><text:span text:style-name="T16">"hey\tnasılsın"</text:span><text:span text:style-name="T22">)</text:span></text:p>
      <text:p text:style-name="P11">hey nasılsın</text:p>
      <text:p text:style-name="P11"/>
      <text:p text:style-name="P1"><text:span text:style-name="T19">print</text:span>(<text:span text:style-name="T16">"hmm \"</text:span>)</text:p>
      <text:p text:style-name="P2">&gt; <text:span text:style-name="T19">File</text:span> <text:span text:style-name="T16">"&lt;ipython-input-32-98286fbc25b3&gt;"</text:span>, <text:span text:style-name="T19">line</text:span> 1</text:p>
      <text:p text:style-name="P3"><text:s text:c="4"/><text:span text:style-name="T21">print</text:span><text:span text:style-name="T2">(</text:span><text:span text:style-name="T18">"hmm \"</text:span><text:span text:style-name="T2">)</text:span></text:p>
      <text:p text:style-name="P3"><text:s text:c="18"/><text:span text:style-name="T2">^</text:span></text:p>
      <text:p text:style-name="P19"><text:span text:style-name="T3">SyntaxError: EOL </text:span><text:span text:style-name="T9">while</text:span><text:span text:style-name="T3"> scanning string literal</text:span></text:p>
      <text:p text:style-name="P17"/>
      <text:p text:style-name="P1"><text:span text:style-name="T26">print</text:span><text:span text:style-name="T22">(</text:span><text:span text:style-name="T16">"hmm \\"</text:span><text:span text:style-name="T22">)</text:span></text:p>
      <text:p text:style-name="P11">hmm \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6" text:outline-level="2"><text:soft-page-break/>String'lerde Değer Atama(Variable Assignment)</text:h>
      <text:list text:style-name="L3">
        <text:list-item>
          <text:p text:style-name="P46">Sayısal veri tiplerinde nasıl ki değer atayabiliyor, verilerin değerlerine isim verebiliyorsak, aynısını stringler için de yapabiliyoruz.</text:p>
        </text:list-item>
      </text:list>
      <text:p text:style-name="P23"/>
      <text:p text:style-name="P18"><text:span text:style-name="T3">merhaba = </text:span><text:span text:style-name="T7">"Merhaba nasılsın bugün?"</text:span></text:p>
      <text:p text:style-name="P1"><text:span text:style-name="T26">print</text:span><text:span text:style-name="T22">(merhaba)</text:span></text:p>
      <text:p text:style-name="P11">Merhaba nasılsın bugün?</text:p>
      <text:h text:style-name="P24" text:outline-level="2"/>
      <text:h text:style-name="P16" text:outline-level="2">String Concatenation</text:h>
      <text:list text:style-name="L4">
        <text:list-item>
          <text:p text:style-name="P47">Operatörlerin uygulandıkları objelere göre değişik şeyler ifade edebileceğini konuşmuştuk.</text:p>
        </text:list-item>
      </text:list>
      <text:list text:style-name="L5">
        <text:list-item>
          <text:p text:style-name="P52"><text:span text:style-name="Source_20_Text"><text:span text:style-name="T5">+ </text:span></text:span><text:span text:style-name="T4">operatörü sayısal veri tipleri üzerine etki edince toplama işlemi yapıyor. Ama uygulandığı objeler </text:span><text:span text:style-name="Source_20_Text"><text:span text:style-name="T5">string </text:span></text:span><text:span text:style-name="T4">ise yapacağı işlem </text:span><text:span text:style-name="Source_20_Text"><text:span text:style-name="T5">concatenation </text:span></text:span><text:span text:style-name="T4">(birleştirme) olacak. İki string'i art arta birleştirecek.</text:span></text:p>
        </text:list-item>
      </text:list>
      <text:list text:style-name="L6">
        <text:list-item>
          <text:p text:style-name="P53"><text:span text:style-name="T4">En çok karıştırılan durumlardan biri </text:span><text:span text:style-name="Source_20_Text"><text:span text:style-name="T5">string </text:span></text:span><text:span text:style-name="T4">olarak ifade edilen sayıları </text:span><text:span text:style-name="Source_20_Text"><text:span text:style-name="T5">+ </text:span></text:span><text:span text:style-name="T4">operatörüne sokmak.</text:span></text:p>
        </text:list-item>
      </text:list>
      <text:p text:style-name="P1"><text:span text:style-name="T16">"5"</text:span> + <text:span text:style-name="T16">"4"</text:span></text:p>
      <text:p text:style-name="P11">'54'</text:p>
      <text:p text:style-name="P23"/>
      <text:list text:style-name="L7">
        <text:list-item>
          <text:p text:style-name="P54"><text:span text:style-name="T4">Python tırnak işareti içinde verdiklerimize karater olarak davrandığı için artık 5 ve 4 ü sayı olarak algılamıyor. </text:span><text:span text:style-name="Source_20_Text"><text:span text:style-name="T5">+ </text:span></text:span><text:span text:style-name="T4">işlemi burada artık bu iki değeri yan yana koy demek, topla demek değil!</text:span></text:p>
        </text:list-item>
      </text:list>
      <text:p text:style-name="P1"><text:span text:style-name="T16">"hey"</text:span>+<text:span text:style-name="T16">"nasılsın?"</text:span></text:p>
      <text:p text:style-name="P11">'heynasılsın?'</text:p>
      <text:p text:style-name="P23"/>
      <text:list text:style-name="L8">
        <text:list-item>
          <text:p text:style-name="P55"><text:span text:style-name="Source_20_Text"><text:span text:style-name="T5">+ </text:span></text:span><text:span text:style-name="T4">operatörünün tek yaptığı birleştirmek, stringlerde boşluk(space) olmadığı için ifadenin sonucu boşluksuz çıktı.</text:span></text:p>
        </text:list-item>
      </text:list>
      <text:p text:style-name="P1"><text:span text:style-name="T16">"hey"</text:span> + <text:span text:style-name="T16">" nasılsın?"</text:span></text:p>
      <text:p text:style-name="P11">'hey nasılsın?'</text:p>
      <text:p text:style-name="P1"><text:span text:style-name="T16">"hey"</text:span> + <text:span text:style-name="T16">" "</text:span> + <text:span text:style-name="T16">"nasılsın?"</text:span></text:p>
      <text:p text:style-name="P11">'hey nasılsın?'</text:p>
      <text:p text:style-name="P23"/>
      <text:list text:style-name="L9">
        <text:list-item>
          <text:p text:style-name="P48">Aynısını değer ataması yaparak da yapabilirdik</text:p>
        </text:list-item>
      </text:list>
      <text:list text:style-name="L10">
        <text:list-item>
          <text:p text:style-name="P49">Diyelim ki karşılama mesajı yazmak istiyoruz. İsim ve karşılama kısmını ayrı tutacağız. Çünkü belki karşılayacağımız kişinin ismi değişecek ve ben kodumda sadece o değeri değiştirerek karşılama mantığını korumaya devam edeyim istiyorum.</text:p>
        </text:list-item>
      </text:list>
      <text:p text:style-name="P18"><text:span text:style-name="T3">mesaj = </text:span><text:span text:style-name="T7">"Merhaba"</text:span></text:p>
      <text:p text:style-name="P18"><text:span text:style-name="T3">isim = </text:span><text:span text:style-name="T7">"Berkay"</text:span></text:p>
      <text:p text:style-name="P18"><text:soft-page-break/><text:span text:style-name="T6">mesaj</text:span><text:span text:style-name="T3"> + </text:span><text:span text:style-name="T7">" "</text:span><text:span text:style-name="T3"> + isim</text:span></text:p>
      <text:p text:style-name="P1">'Merhaba Berkay'</text:p>
      <text:list text:style-name="L11">
        <text:list-item>
          <text:p text:style-name="P50">Bu ifadenin değerini de başka bir değişkende tutabilirdik</text:p>
        </text:list-item>
      </text:list>
      <text:p text:style-name="P18"><text:span text:style-name="T3">karsilama = mesaj + </text:span><text:span text:style-name="T7">" "</text:span><text:span text:style-name="T3"> + isim</text:span></text:p>
      <text:p text:style-name="P1"><text:span text:style-name="T26">print</text:span><text:span text:style-name="T22">(karsilama)</text:span></text:p>
      <text:p text:style-name="P11">Merhaba Berkay</text:p>
      <text:h text:style-name="P24" text:outline-level="2"/>
      <text:h text:style-name="P15" text:outline-level="2">Successive Concatenation(Ardışık Birleştirme)</text:h>
      <text:list text:style-name="L12">
        <text:list-item>
          <text:p text:style-name="P56"><text:span text:style-name="Source_20_Text"><text:span text:style-name="T5">* </text:span></text:span><text:span text:style-name="T4">operatörü sayı objeleri için çarpım olarak tanımlanmışken, stringler için ard arda birleştirme işlemi yapıyor.</text:span></text:p>
        </text:list-item>
      </text:list>
      <text:p text:style-name="P23"/>
      <text:p text:style-name="P1"><text:span text:style-name="T16">4 </text:span>* <text:span text:style-name="T16">"hey"</text:span></text:p>
      <text:p text:style-name="P11">'heyheyheyhey'</text:p>
      <text:p text:style-name="P1"><text:span text:style-name="T16">"1"</text:span> + <text:span text:style-name="T16">"0"</text:span> * <text:span text:style-name="T22">10</text:span></text:p>
      <text:p text:style-name="P11">'10000000000'</text:p>
      <text:h text:style-name="P24" text:outline-level="2"/>
      <text:h text:style-name="P16" text:outline-level="2">len()</text:h>
      <text:list text:style-name="L13">
        <text:list-item>
          <text:p text:style-name="P51">Bu metod ile (metodları ileride ayrıntılı olara göreceğiz), elimizdeki string'in kaç karakterden oluştuğunu öğrenebiliriz (boşluklar da karakter olduğu için onlar da sayılıyor)</text:p>
        </text:list-item>
      </text:list>
      <text:p text:style-name="P23"/>
      <text:p text:style-name="P1"><text:span text:style-name="T26">len</text:span><text:span text:style-name="T22">(</text:span><text:span text:style-name="T16">"4"</text:span><text:span text:style-name="T22">)</text:span></text:p>
      <text:p text:style-name="P11">1</text:p>
      <text:p text:style-name="P1"><text:span text:style-name="T26">len</text:span><text:span text:style-name="T22">(</text:span><text:span text:style-name="T16">"42"</text:span><text:span text:style-name="T22">)</text:span></text:p>
      <text:p text:style-name="P11">2</text:p>
      <text:p text:style-name="P1"><text:span text:style-name="T26">len</text:span><text:span text:style-name="T22">(</text:span><text:span text:style-name="T16">"hey"</text:span><text:span text:style-name="T22">)</text:span></text:p>
      <text:p text:style-name="P11">3</text:p>
      <text:p text:style-name="P1"><text:span text:style-name="T26">len</text:span><text:span text:style-name="T22">(</text:span><text:span text:style-name="T16">"hey!"</text:span><text:span text:style-name="T22">)</text:span></text:p>
      <text:p text:style-name="P11">4</text:p>
      <text:p text:style-name="P1"><text:span text:style-name="T26">len</text:span><text:span text:style-name="T22">(</text:span><text:span text:style-name="T16">"hey nasılsın?"</text:span><text:span text:style-name="T22">)</text:span></text:p>
      <text:p text:style-name="P11">13</text:p>
      <text:p text:style-name="P1"><text:span text:style-name="T26">len</text:span><text:span text:style-name="T22">(</text:span><text:span text:style-name="T16">" "</text:span><text:span text:style-name="T22">)</text:span></text:p>
      <text:p text:style-name="P11">1</text:p>
      <text:p text:style-name="P1"><text:span text:style-name="T26">len</text:span><text:span text:style-name="T22">(</text:span><text:span text:style-name="T16">""</text:span><text:span text:style-name="T22">)</text:span></text:p>
      <text:p text:style-name="P11">0</text:p>
      <text:p text:style-name="P25"/>
      <text:h text:style-name="P32" text:outline-level="2"><text:soft-page-break/>Indexing (Elemanlara Erişme)</text:h>
      <text:list text:style-name="L14">
        <text:list-item>
          <text:p text:style-name="P67">Stringlerin non-scalar veri tiplerine örnek olduğunu konuşmuştuk. Stringler elemanları karakter olan, alt birim olarak karakterler içeren bir veri tipi.</text:p>
        </text:list-item>
      </text:list>
      <text:list text:style-name="L15">
        <text:list-item>
          <text:p text:style-name="P68">Stringler karakterler dizisi olduğu için, bu dizideki spesifik konumdaki elemanlara erişmek isteyebiliriz. Mesela string'in ilk karakteri nedir gibi.</text:p>
        </text:list-item>
      </text:list>
      <text:list text:style-name="L16">
        <text:list-item>
          <text:p text:style-name="P57"><text:span text:style-name="T29">Bir yapının alt elemanına erişmek için yapacağımız işleme </text:span><text:span text:style-name="Source_20_Text"><text:span text:style-name="T28">indexing</text:span></text:span><text:span text:style-name="T29"> deniyor. Bunu köşeli parantez </text:span><text:span text:style-name="Source_20_Text"><text:span text:style-name="T28">[]</text:span></text:span><text:span text:style-name="T29"> ile sağlayacağız.</text:span></text:p>
        </text:list-item>
      </text:list>
      <text:list text:style-name="L17">
        <text:list-item>
          <text:p text:style-name="P58"><text:span text:style-name="Source_20_Text"><text:span text:style-name="T28">isim</text:span></text:span><text:span text:style-name="T29"> diye bir değişken oluşturup, string'e eşitleyip, ilk elemanına(karakterine) erişelim.</text:span></text:p>
        </text:list-item>
      </text:list>
      <text:p text:style-name="P20"><text:span text:style-name="T1">isim = </text:span><text:span text:style-name="T17">"Deniz"</text:span></text:p>
      <text:p text:style-name="P27"><text:span text:style-name="T27">isim</text:span>[<text:span text:style-name="T22">1</text:span>]</text:p>
      <text:p text:style-name="P22">'e'</text:p>
      <text:p text:style-name="P27"><text:span text:style-name="T16">"Deniz"</text:span>[<text:span text:style-name="T22">1</text:span>]</text:p>
      <text:p text:style-name="P22">'e'</text:p>
      <text:list text:style-name="L18">
        <text:list-item>
          <text:p text:style-name="P69">Wow ne oldu ?</text:p>
        </text:list-item>
      </text:list>
      <text:list text:style-name="L19">
        <text:list-item>
          <text:p text:style-name="P59"><text:span text:style-name="T29">Python'da indexler </text:span><text:span text:style-name="Source_20_Text"><text:span text:style-name="T28">0</text:span></text:span><text:span text:style-name="T29">dan başlıyor. Yani biz ilk elemana ulaşmak istiyorsak </text:span><text:span text:style-name="Source_20_Text"><text:span text:style-name="T28">[0]</text:span></text:span><text:span text:style-name="T29"> ile sorgulamamız lazım.</text:span></text:p>
        </text:list-item>
      </text:list>
      <text:p text:style-name="P27"><text:span text:style-name="T27">isim</text:span>[<text:span text:style-name="T22">0</text:span>]</text:p>
      <text:p text:style-name="P22">'D'</text:p>
      <text:list text:style-name="L20">
        <text:list-item>
          <text:p text:style-name="P60"><text:span text:style-name="T29">İkinci eleman için de </text:span><text:span text:style-name="Source_20_Text"><text:span text:style-name="T28">[1]</text:span></text:span></text:p>
        </text:list-item>
      </text:list>
      <text:p text:style-name="P27"><text:span text:style-name="T27">isim</text:span>[<text:span text:style-name="T22">1</text:span>]</text:p>
      <text:p text:style-name="P22">'e'</text:p>
      <text:list text:style-name="L21">
        <text:list-item>
          <text:p text:style-name="P70">Aynı şeyleri string'i bir değişkene atamadan da yapabilirdik.</text:p>
        </text:list-item>
      </text:list>
      <text:p text:style-name="P27"><text:span text:style-name="T16">"Deniz"</text:span>[<text:span text:style-name="T22">0</text:span>]</text:p>
      <text:p text:style-name="P22">'D'</text:p>
      <text:p text:style-name="P27"><text:span text:style-name="T16">"Deniz"</text:span>[<text:span text:style-name="T22">1</text:span>]</text:p>
      <text:p text:style-name="P22">'e'</text:p>
      <text:list text:style-name="L22">
        <text:list-item>
          <text:p text:style-name="P61"><text:span text:style-name="T29">Son elemanı elde etmek için </text:span><text:span text:style-name="Source_20_Text"><text:span text:style-name="T28">[-1]</text:span></text:span><text:span text:style-name="T29"> yazabiliriz.</text:span></text:p>
        </text:list-item>
      </text:list>
      <text:p text:style-name="P27"><text:span text:style-name="T27">isim</text:span>[-<text:span text:style-name="T22">1</text:span>]</text:p>
      <text:p text:style-name="P22">'z'</text:p>
      <text:list text:style-name="L23">
        <text:list-item>
          <text:p text:style-name="P62"><text:span text:style-name="T29">Sondan ikinci için </text:span><text:span text:style-name="Source_20_Text"><text:span text:style-name="T28">[-2]</text:span></text:span></text:p>
        </text:list-item>
      </text:list>
      <text:p text:style-name="P27"><text:span text:style-name="T27">isim</text:span>[-<text:span text:style-name="T22">2</text:span>]</text:p>
      <text:p text:style-name="P22">'i'</text:p>
      <text:list text:style-name="L24">
        <text:list-item>
          <text:p text:style-name="P63"><text:span text:style-name="Source_20_Text"><text:span text:style-name="T28">Deniz</text:span></text:span><text:span text:style-name="T29"> 5 karakterden oluşuyor. Indexleri 0,1,2,3,4. Eğer ben 4 ten büyük bir index verirsem o indexte bir elemanı olmadığı için hata alırım.</text:span></text:p>
        </text:list-item>
      </text:list>
      <text:p text:style-name="P27"><text:span text:style-name="T26">len</text:span><text:span text:style-name="T22">(isim)</text:span></text:p>
      <text:p text:style-name="P22">5</text:p>
      <text:p text:style-name="P22"/>
      <text:p text:style-name="P27"><text:soft-page-break/><text:span text:style-name="T27">isim</text:span>[<text:span text:style-name="T22">4</text:span>]</text:p>
      <text:p text:style-name="P22">'z'</text:p>
      <text:p text:style-name="P27">isim[<text:span text:style-name="T22">5</text:span>]</text:p>
      <text:p text:style-name="P28">---------------------------------------------------------------------------</text:p>
      <text:p text:style-name="P20"><text:span text:style-name="T1">IndexError <text:s text:c="31"/>Traceback (most recent </text:span><text:span text:style-name="T20">call</text:span><text:span text:style-name="T1"> last)</text:span></text:p>
      <text:p text:style-name="P27">&lt;ipython-<text:span text:style-name="T19">input</text:span><text:span text:style-name="T22">-13</text:span>-f0339b205fca&gt; <text:span text:style-name="T19">in</text:span> &lt;module&gt;</text:p>
      <text:p text:style-name="P28">----&gt; 1 isim[5] </text:p>
      <text:p text:style-name="P27">IndexError: string <text:span text:style-name="T19">index</text:span> <text:span text:style-name="T19">out</text:span> <text:span text:style-name="T19">of</text:span> range</text:p>
      <text:p text:style-name="P20"/>
      <text:p text:style-name="P21"/>
      <text:p text:style-name="P27">isim[<text:span text:style-name="T22">10</text:span>]</text:p>
      <text:p text:style-name="P28">---------------------------------------------------------------------------</text:p>
      <text:p text:style-name="P20"><text:span text:style-name="T1">IndexError <text:s text:c="31"/>Traceback (most recent </text:span><text:span text:style-name="T20">call</text:span><text:span text:style-name="T1"> last)</text:span></text:p>
      <text:p text:style-name="P27">&lt;ipython-<text:span text:style-name="T19">input</text:span><text:span text:style-name="T22">-15</text:span>-f25549abd903&gt; <text:span text:style-name="T19">in</text:span> &lt;module&gt;</text:p>
      <text:p text:style-name="P28">----&gt; 1 isim[10]</text:p>
      <text:p text:style-name="P20"><text:span text:style-name="T1">IndexError: string </text:span><text:span text:style-name="T20">index</text:span><text:span text:style-name="T1"> </text:span><text:span text:style-name="T20">out</text:span><text:span text:style-name="T1"> </text:span><text:span text:style-name="T20">of</text:span><text:span text:style-name="T1"> range</text:span></text:p>
      <text:list text:style-name="L25">
        <text:list-item>
          <text:p text:style-name="P71">Stringlerin elemanlarının değiştirilemez olduğundan bahsetmiştik (immutable). O yüzden şöyle şeyler yapamayız: (elemanlarını değiştirebildiğimiz non-scalar veri tiplerini de göreceğiz)</text:p>
        </text:list-item>
      </text:list>
      <text:p text:style-name="P29">isim</text:p>
      <text:p text:style-name="P22">'Deniz'</text:p>
      <text:p text:style-name="P27">isim[<text:span text:style-name="T22">0</text:span>] = <text:span text:style-name="T16">"b"</text:span></text:p>
      <text:p text:style-name="P27">---------------------------------------------------------------------------</text:p>
      <text:p text:style-name="P20"><text:span text:style-name="T1">TypeError <text:s text:c="32"/>Traceback (most recent call </text:span><text:span text:style-name="T23">last</text:span><text:span text:style-name="T1">)</text:span></text:p>
      <text:p text:style-name="P27">&lt;ipython-input-<text:span text:style-name="T22">17</text:span>-<text:span text:style-name="T22">59044b134158</text:span>&gt; <text:span text:style-name="T19">in</text:span> &lt;module&gt;</text:p>
      <text:p text:style-name="P20"><text:span text:style-name="T1">----&gt; </text:span><text:span text:style-name="T23">1</text:span><text:span text:style-name="T1"> isim[</text:span><text:span text:style-name="T23">0</text:span><text:span text:style-name="T1">] = </text:span><text:span text:style-name="T17">"b"</text:span></text:p>
      <text:p text:style-name="P20"><text:span text:style-name="T1">TypeError: 'str' object does </text:span><text:span text:style-name="T20">not</text:span><text:span text:style-name="T1"> support item assignment</text:span></text:p>
      <text:h text:style-name="P34" text:outline-level="2"/>
      <text:h text:style-name="P35" text:outline-level="2">Slicing (Dilimleme)</text:h>
      <text:list text:style-name="L26">
        <text:list-item>
          <text:p text:style-name="P72">Indexing ile sonuç olarak sadece bir eleman elde ettik. Ama birkaç tanesini arka arkaya, bir öbek olarak istiyorsam ne yapardım?</text:p>
        </text:list-item>
      </text:list>
      <text:p text:style-name="P21"><text:soft-page-break/></text:p>
      <text:list text:style-name="L27">
        <text:list-item>
          <text:p text:style-name="P73">Diyelim ki ilk elemandan başlayarak 3. elemana kadar olan karakterleri elde etmek istiyorum (0. indexten 3. indexe kadar olanları)</text:p>
        </text:list-item>
      </text:list>
      <text:p text:style-name="P21"/>
      <text:p text:style-name="P29">isim</text:p>
      <text:p text:style-name="P22">'Deniz'</text:p>
      <text:p text:style-name="P22"/>
      <text:p text:style-name="P28"># Burada önemli olan nokta ilk belirtilen indexing dahil edilip son olarak yazılanın dahil edilmemesi</text:p>
      <text:p text:style-name="P28"># 0,1,2 indexlerindekileri döndürdü sonuç olarak</text:p>
      <text:p text:style-name="P20"/>
      <text:p text:style-name="P27"><text:span text:style-name="T27">isim</text:span>[<text:span text:style-name="T22">0</text:span>:<text:span text:style-name="T22">3</text:span>]</text:p>
      <text:p text:style-name="P22">'Den'</text:p>
      <text:list text:style-name="L28">
        <text:list-item>
          <text:p text:style-name="P64"><text:span text:style-name="Source_20_Text"><text:span text:style-name="T28">başlangıç:bitiş</text:span></text:span><text:span text:style-name="T29"> olarak veriyoruz ve bitiş olarak verdiğimiz index dahil olmuyor. Başlangıcı belirtmezsek Python default olarak başlangıç değerini 0 alıyor.</text:span></text:p>
        </text:list-item>
      </text:list>
      <text:p text:style-name="P27"><text:span text:style-name="T27">isim</text:span>[:<text:span text:style-name="T22">3</text:span>]</text:p>
      <text:p text:style-name="P22">'Den'</text:p>
      <text:list text:style-name="L29">
        <text:list-item>
          <text:p text:style-name="P74">Bitişi belirtmezseniz Python String'in sonuna kadar alıyor, bu sefer son elemanını da dahil ediyor.</text:p>
        </text:list-item>
      </text:list>
      <text:p text:style-name="P27"><text:span text:style-name="T27">isim</text:span>[<text:span text:style-name="T22">1</text:span>:]</text:p>
      <text:p text:style-name="P22">'eniz'</text:p>
      <text:p text:style-name="P22"/>
      <text:p text:style-name="P27"><text:span text:style-name="T27">isim</text:span>[<text:span text:style-name="T22">0</text:span>:]</text:p>
      <text:p text:style-name="P22">'Deniz'</text:p>
      <text:p text:style-name="P22"/>
      <text:p text:style-name="P27">isim[:]</text:p>
      <text:p text:style-name="P22">'Deniz'</text:p>
      <text:p text:style-name="P22"/>
      <text:list text:style-name="L30">
        <text:list-item>
          <text:p text:style-name="P75">Slicing yaparken bitiş olarak verdiğimiz değer en büyük indeximizden büyükse hata almayız, sadece sonuna kadar almış olur (sadece indexing yaparken en büyük indexten büyük değer verince hata alıyorduk.)</text:p>
        </text:list-item>
      </text:list>
      <text:p text:style-name="P27"><text:span text:style-name="T26">len</text:span><text:span text:style-name="T22">(isim)</text:span></text:p>
      <text:p text:style-name="P22">5</text:p>
      <text:p text:style-name="P27"><text:span text:style-name="T27">isim</text:span>[<text:span text:style-name="T22">1</text:span>:<text:span text:style-name="T22">20</text:span>]</text:p>
      <text:p text:style-name="P22">'eniz'</text:p>
      <text:p text:style-name="P27"><text:span text:style-name="T27">isim</text:span>[<text:span text:style-name="T22">1</text:span>:<text:span text:style-name="T22">200</text:span>]</text:p>
      <text:p text:style-name="P22">'eniz'</text:p>
      <text:p text:style-name="P27"><text:span text:style-name="T27">isim</text:span>[<text:span text:style-name="T22">1</text:span>:]</text:p>
      <text:p text:style-name="P22">'eniz'</text:p>
      <text:list text:style-name="L31">
        <text:list-item>
          <text:p text:style-name="P65"><text:span text:style-name="Source_20_Text"><text:span text:style-name="T28">başlangıç:bitiş</text:span></text:span><text:span text:style-name="T29"> olarak slicing yapabileceğimiz gibi, </text:span><text:span text:style-name="Source_20_Text"><text:span text:style-name="T28">başlangıç:bitiş:adım</text:span></text:span><text:span text:style-name="T29"> formunda da slicing yapabiliriz. Burada </text:span><text:span text:style-name="Source_20_Text"><text:span text:style-name="T28">adım</text:span></text:span><text:span text:style-name="T29"> parametresi kaçar kaçar gideceğimizi belirler.</text:span></text:p>
        </text:list-item>
      </text:list>
      <text:p text:style-name="P29"><text:soft-page-break/>isim</text:p>
      <text:p text:style-name="P22">'Deniz'</text:p>
      <text:p text:style-name="P27"><text:span text:style-name="T27">isim</text:span>[<text:span text:style-name="T22">0</text:span>:<text:span text:style-name="T22">10</text:span>:<text:span text:style-name="T22">2</text:span>]</text:p>
      <text:p text:style-name="P22">'Dnz'</text:p>
      <text:p text:style-name="P27"><text:span text:style-name="T27">isim</text:span>[<text:span text:style-name="T22">0</text:span>:<text:span text:style-name="T22">10</text:span>:<text:span text:style-name="T22">3</text:span>]</text:p>
      <text:p text:style-name="P22">'Di'</text:p>
      <text:list text:style-name="L32">
        <text:list-item>
          <text:p text:style-name="P76">Adım eksi bir değer de olabilir. Böylece ters yönce gitmiş oluruz. Ama başlangıç değerinin bitiş değerinden büyük olması lazım bunu yapabilmem için.</text:p>
        </text:list-item>
      </text:list>
      <text:p text:style-name="P28"># 0. indexten 10. indexe 2 azalarak gidemez, o yüzden boş string döndürür</text:p>
      <text:p text:style-name="P27"><text:span text:style-name="T27">isim</text:span>[<text:span text:style-name="T22">0</text:span>:<text:span text:style-name="T22">10</text:span>:-<text:span text:style-name="T22">1</text:span>]</text:p>
      <text:p text:style-name="P22">''</text:p>
      <text:p text:style-name="P27"><text:span text:style-name="T27">isim</text:span>[<text:span text:style-name="T22">10</text:span>:<text:span text:style-name="T22">0</text:span>:-<text:span text:style-name="T22">1</text:span>]</text:p>
      <text:p text:style-name="P22">'zine'</text:p>
      <text:p text:style-name="P22"/>
      <text:p text:style-name="P27">isim[::-<text:span text:style-name="T22">1</text:span>]</text:p>
      <text:p text:style-name="P22">'zineD'</text:p>
      <text:p text:style-name="P22"/>
      <text:p text:style-name="P27">isim[::-<text:span text:style-name="T22">2</text:span>]</text:p>
      <text:p text:style-name="P22">'znD'</text:p>
      <text:p text:style-name="P26"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33" text:outline-level="2"><text:soft-page-break/><text:span text:style-name="T10">Stringlerde Casting</text:span></text:h>
      <text:p text:style-name="P42"><text:span text:style-name="T12">a = </text:span><text:span text:style-name="T7">"5"</text:span></text:p>
      <text:p text:style-name="P42"><text:span text:style-name="T12">b = </text:span><text:span text:style-name="T7">"5.3"</text:span></text:p>
      <text:p text:style-name="P39"><text:span text:style-name="T26">int</text:span><text:span text:style-name="T22">(a)</text:span></text:p>
      <text:p text:style-name="P11">5</text:p>
      <text:p text:style-name="P43"/>
      <text:p text:style-name="P39"><text:span text:style-name="T26">float</text:span><text:span text:style-name="T22">(b)</text:span></text:p>
      <text:p text:style-name="P11">5.3</text:p>
      <text:p text:style-name="P11"/>
      <text:p text:style-name="P42"><text:span text:style-name="T14">int</text:span><text:span text:style-name="T8">(b)</text:span></text:p>
      <text:p text:style-name="P42"><text:span text:style-name="T12">---------------------------------------------------------------------------</text:span></text:p>
      <text:p text:style-name="P41"><text:span text:style-name="T12">ValueError <text:s text:c="31"/>Traceback (most recent </text:span><text:span text:style-name="T9">call</text:span><text:span text:style-name="T12"> </text:span><text:span text:style-name="T9">last</text:span><text:span text:style-name="T12">)</text:span></text:p>
      <text:p text:style-name="P40"><text:span text:style-name="T16">&lt;ipython-input-5-07ae29993d50&gt;</text:span> in <text:span text:style-name="T16">&lt;module&gt;</text:span></text:p>
      <text:p text:style-name="P40">----&gt; <text:span text:style-name="T22">1</text:span> <text:span text:style-name="T19">int</text:span>(<text:span text:style-name="T19">b</text:span>)ValueError: invalid literal <text:span text:style-name="T19">for</text:span> <text:span text:style-name="T19">int</text:span>() with base <text:span text:style-name="T22">10</text:span>: <text:span text:style-name="T16">'5.3'</text:span></text:p>
      <text:p text:style-name="P17"/>
      <text:p text:style-name="P38"><text:span text:style-name="T15">int(float(b))</text:span></text:p>
      <text:p text:style-name="P11">5</text:p>
      <text:p text:style-name="P7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unito" svg:font-family="Nunito, sans-serif"/>
    <style:font-face style:name="OpenSymbol" svg:font-family="OpenSymbol" style:font-charset="x-symbol"/>
    <style:font-face style:name="Roboto Mono" svg:font-family="'Roboto Mono', monospace"/>
    <style:font-face style:name="SFMono-Regular" svg:font-family="SFMono-Regular, Menlo, Monaco, Consolas, 'Liberation Mono'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0.5pt" style:font-name-asian="OpenSymbol" style:font-family-asian="OpenSymbol" style:font-charset-asian="x-symbol" style:font-size-asian="9.14999961853027pt" style:font-name-complex="OpenSymbol" style:font-family-complex="OpenSymbol" style:font-charset-complex="x-symbol" style:font-size-complex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1T22:37:42.645000000</dc:date>
    <meta:editing-duration>PT19M31S</meta:editing-duration>
    <meta:editing-cycles>31</meta:editing-cycles>
    <meta:generator>LibreOffice/7.4.2.3$Windows_X86_64 LibreOffice_project/382eef1f22670f7f4118c8c2dd222ec7ad009daf</meta:generator>
    <meta:document-statistic meta:table-count="0" meta:image-count="0" meta:object-count="0" meta:page-count="10" meta:paragraph-count="231" meta:word-count="1136" meta:character-count="8631" meta:non-whitespace-character-count="7548"/>
  </office:meta>
</office:document-meta>
</file>